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2.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7.072cm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3.595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6" style:family="graphic" style:parent-style-name="standard">
      <style:graphic-properties draw:textarea-horizontal-align="justify" draw:textarea-vertical-align="middle" draw:auto-grow-height="false" fo:min-height="1.006cm" fo:min-width="1.83cm"/>
    </style:style>
    <style:style style:name="gr7" style:family="graphic" style:parent-style-name="standard">
      <style:graphic-properties draw:textarea-horizontal-align="justify" draw:textarea-vertical-align="middle" draw:auto-grow-height="false" fo:min-height="0.576cm" fo:min-width="0.326cm"/>
    </style:style>
    <style:style style:name="gr8" style:family="graphic" style:parent-style-name="standard">
      <style:graphic-properties draw:stroke="none" svg:stroke-color="#000000" draw:fill="none" draw:fill-color="#ffffff" fo:min-height="4.922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7.882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11.311cm"/>
    </style:style>
    <style:style style:name="gr11" style:family="graphic" style:parent-style-name="standard">
      <style:graphic-properties draw:textarea-horizontal-align="justify" draw:textarea-vertical-align="middle" draw:auto-grow-height="false" fo:min-height="0.894cm" fo:min-width="2.359cm"/>
    </style:style>
    <style:style style:name="gr12" style:family="graphic" style:parent-style-name="standard">
      <style:graphic-properties draw:textarea-horizontal-align="justify" draw:textarea-vertical-align="middle" draw:auto-grow-height="false" fo:min-height="0.656cm" fo:min-width="3.051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27cm" svg:x="9.001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398cm" svg:y1="2.27cm" svg:x2="10.398cm" svg:y2="3.667cm">
          <text:p/>
        </draw:line>
        <draw:custom-shape draw:style-name="gr3" draw:text-style-name="P1" draw:layer="layout" svg:width="12.446cm" svg:height="1.016cm" svg:x="3.921cm" svg:y="3.667cm">
          <text:p text:style-name="P1">Get: number of numbers to be averag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71cm" svg:y1="4.81cm" svg:x2="10.271cm" svg:y2="5.953cm">
          <text:p/>
        </draw:line>
        <draw:custom-shape draw:style-name="gr4" draw:text-style-name="P1" draw:layer="layout" svg:width="6.731cm" svg:height="1.143cm" svg:x="6.588cm" svg:y="5.953cm">
          <text:p text:style-name="P1">GET: numbers to be averag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017cm" svg:y1="7.096cm" svg:x2="10.017cm" svg:y2="8.747cm">
          <text:p/>
        </draw:line>
        <draw:custom-shape draw:style-name="gr5" draw:text-style-name="P1" draw:layer="layout" svg:width="4.064cm" svg:height="1.143cm" svg:x="7.985cm" svg:y="8.62cm">
          <text:p text:style-name="P1">Number ← 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017cm" svg:y1="9.89cm" svg:x2="10.017cm" svg:y2="11.287cm">
          <text:p/>
        </draw:line>
        <draw:custom-shape draw:style-name="gr6" draw:text-style-name="P1" draw:layer="layout" svg:width="3.302cm" svg:height="1.778cm" svg:x="8.366cm" svg:y="11.287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017cm" svg:y1="13.065cm" svg:x2="10.017cm" svg:y2="14.462cm">
          <text:p/>
        </draw:line>
        <draw:custom-shape draw:style-name="gr7" draw:text-style-name="P1" draw:layer="layout" svg:width="1.651cm" svg:height="1.651cm" svg:x="9.255cm" svg:y="14.208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layer="layout" svg:width="3.429cm" svg:height="5.172cm" svg:x="1.381cm" svg:y="9.255cm">
          <draw:text-box>
            <text:p>Key</text:p>
            <text:p>1 – number = amount of numbers to be averaged</text:p>
          </draw:text-box>
        </draw:frame>
        <draw:line draw:style-name="gr2" draw:text-style-name="P1" draw:layer="layout" svg:x1="10.144cm" svg:y1="15.859cm" svg:x2="10.144cm" svg:y2="17.383cm">
          <text:p/>
        </draw:line>
        <draw:custom-shape draw:style-name="gr9" draw:text-style-name="P1" draw:layer="layout" svg:width="8.382cm" svg:height="1.524cm" svg:x="6.334cm" svg:y="17.256cm">
          <text:p text:style-name="P1">Number ←Number + 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843cm" svg:y1="18.018cm" svg:x2="17.256cm" svg:y2="18.018cm">
          <text:p/>
        </draw:line>
        <draw:line draw:style-name="gr2" draw:text-style-name="P1" draw:layer="layout" svg:x1="17.129cm" svg:y1="18.018cm" svg:x2="17.129cm" svg:y2="12.176cm">
          <text:p/>
        </draw:line>
        <draw:line draw:style-name="gr2" draw:text-style-name="P1" draw:layer="layout" svg:x1="17.129cm" svg:y1="12.303cm" svg:x2="11.668cm" svg:y2="12.303cm">
          <text:p/>
        </draw:line>
        <draw:line draw:style-name="gr2" draw:text-style-name="P1" draw:layer="layout" svg:x1="9.255cm" svg:y1="15.097cm" svg:x2="5.445cm" svg:y2="15.097cm">
          <text:p/>
        </draw:line>
        <draw:line draw:style-name="gr2" draw:text-style-name="P1" draw:layer="layout" svg:x1="5.445cm" svg:y1="15.097cm" svg:x2="5.445cm" svg:y2="20.431cm">
          <text:p/>
        </draw:line>
        <draw:line draw:style-name="gr2" draw:text-style-name="P1" draw:layer="layout" svg:x1="5.445cm" svg:y1="20.304cm" svg:x2="10.398cm" svg:y2="20.304cm">
          <text:p/>
        </draw:line>
        <draw:line draw:style-name="gr2" draw:text-style-name="P1" draw:layer="layout" svg:x1="10.271cm" svg:y1="20.177cm" svg:x2="10.271cm" svg:y2="21.32cm">
          <text:p/>
        </draw:line>
        <draw:custom-shape draw:style-name="gr10" draw:text-style-name="P1" draw:layer="layout" svg:width="11.811cm" svg:height="1.524cm" svg:x="4.937cm" svg:y="21.574cm">
          <text:p text:style-name="P1">Average ←total of numbers to be added</text:p>
          <text:p text:style-name="P1">/ amount of numbers entere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906cm" svg:y1="23.098cm" svg:x2="10.906cm" svg:y2="24.876cm">
          <text:p/>
        </draw:line>
        <draw:custom-shape draw:style-name="gr11" draw:text-style-name="P1" draw:layer="layout" svg:width="4.699cm" svg:height="1.143cm" svg:x="8.366cm" svg:y="24.749cm">
          <text:p text:style-name="P1">PUT: aver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779cm" svg:y1="25.892cm" svg:x2="10.779cm" svg:y2="27.543cm">
          <text:p/>
        </draw:line>
        <draw:custom-shape draw:style-name="gr12" draw:text-style-name="P1" draw:layer="layout" svg:width="3.937cm" svg:height="1.284cm" svg:x="8.747cm" svg:y="27.41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3" draw:layer="layout" svg:width="1.778cm" svg:height="0.954cm" svg:x="6.461cm" svg:y="14.208cm">
          <draw:text-box>
            <text:p>Yes</text:p>
          </draw:text-box>
        </draw:frame>
        <draw:frame draw:style-name="gr14" draw:layer="layout" svg:width="2.032cm" svg:height="0.954cm" svg:x="10.652cm" svg:y="15.986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6:22:17.707982000</meta:creation-date>
    <dc:date>2014-10-15T17:02:59.716818000</dc:date>
    <meta:editing-duration>PT23M33S</meta:editing-duration>
    <meta:editing-cycles>2</meta:editing-cycles>
    <meta:generator>LibreOffice/4.3.1.2$MacOSX_X86_64 LibreOffice_project/958349dc3b25111dbca392fbc281a05559ef6848</meta:generator>
    <meta:document-statistic meta:object-count="28"/>
  </office:meta>
</office:document-meta>
</file>